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5DCFAF3F8E1227C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cm" fo:margin-bottom="0cm" loext:contextual-spacing="false"/>
      <style:text-properties officeooo:paragraph-rsid="00086fc2"/>
    </style:style>
    <style:style style:name="P4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officeooo:paragraph-rsid="0006f1d3"/>
    </style:style>
    <style:style style:name="P5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b06b5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officeooo:rsid="000b06b5"/>
    </style:style>
    <style:style style:name="T4" style:family="text">
      <style:text-properties fo:color="#000000" officeooo:rsid="000b06b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1.</text:span>Feliz Navidad Querido Alumno de ASIR<text:span text:style-name="T2"> </text:span></text:p>
      <text:p text:style-name="P1"><text:span text:style-name="T2">2. </text:span>¡Soy Santa! ¿Cómo estás pequeño amigo? </text:p>
      <text:p text:style-name="P2">3. </text:p>
      <text:p text:style-name="P2">4. </text:p>
      <text:p text:style-name="P2"/>
      <text:p text:style-name="P2">5. </text:p>
      <text:p text:style-name="P2">6. </text:p>
      <text:p text:style-name="P5">7.<text:span text:style-name="T3"> </text:span><text:span text:style-name="T4">todos los alumnos que han sacado unas notas tan buenas como las tuyas.</text:span></text:p>
      <text:p text:style-name="P2"/>
      <text:p text:style-name="P2">8. </text:p>
      <text:p text:style-name="P2">9. </text:p>
      <text:p text:style-name="P2">10.</text:p>
      <text:p text:style-name="P2"/>
      <text:p text:style-name="P2">11. </text:p>
      <text:p text:style-name="P3"><text:span text:style-name="T2">12.</text:span>fantásticos regalos para ti, ya que estás “pelao”<text:span text:style-name="T2"> </text:span></text:p>
      <text:p text:style-name="P2">13. </text:p>
      <text:p text:style-name="P2">14. </text:p>
      <text:p text:style-name="P2"/>
      <text:p text:style-name="P2">15. </text:p>
      <text:p text:style-name="P2">16. </text:p>
      <text:p text:style-name="P2">17. </text:p>
      <text:p text:style-name="P2"/>
      <text:p text:style-name="P2">18. </text:p>
      <text:p text:style-name="P2">19. </text:p>
      <text:p text:style-name="P2">20. </text:p>
      <text:p text:style-name="P2"/>
      <text:p text:style-name="Normal"><text:soft-page-break/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3cm" svg:y="-1.249cm" svg:width="20.241cm" style:rel-width="scale" svg:height="28.642cm" style:rel-height="scale" draw:z-index="1"><draw:image xlink:href="Pictures/1000000000000212000002EE5DCFAF3F8E1227CF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10:32:22.499968806</dc:date>
    <meta:editing-cycles>20</meta:editing-cycles>
    <meta:editing-duration>PT1H1M28S</meta:editing-duration>
    <meta:document-statistic meta:table-count="0" meta:image-count="1" meta:object-count="0" meta:page-count="2" meta:paragraph-count="21" meta:word-count="52" meta:character-count="268" meta:non-whitespace-character-count="218"/>
    <meta:template xlink:type="simple" xlink:actuate="onRequest" xlink:title="" xlink:href="Normal.dotm"/>
  </office:meta>
</office:document-meta>
</file>